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21.982cm" svg:height="12.013cm" svg:x="21.963cm" svg:y="1.008cm">
            <draw:object draw:notify-on-update-of-ranges="Hoja1.A2:Hoja1.A8 Hoja1.B1:Hoja1.B1 Hoja1.B2:Hoja1.B8 Hoja1.C1:Hoja1.C1 Hoja1.C2:Hoja1.C8 Hoja1.D1:Hoja1.D1 Hoja1.D2:Hoja1.D8 Hoja1.E1:Hoja1.E1 Hoja1.E2:Hoja1.E8 Hoja1.F1:Hoja1.F1 Hoja1.F2:Hoja1.F8 Hoja1.G1:Hoja1.G1 Hoja1.G2:Hoja1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table:style-name="ce1"/>
          <table:table-cell table:style-name="ce1" office:value-type="string">
            <text:p>C sin Opt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  <table:table-cell table:style-name="ce1" office:value-type="string">
            <text:p>asm</text:p>
          </table:table-cell>
        </table:table-row>
        <table:table-row table:style-name="ro3">
          <table:table-cell table:style-name="ce1" office:value-type="string">
            <text:p>200x200</text:p>
          </table:table-cell>
          <table:table-cell table:style-name="ce1" office:value-type="float" office:value="2729497">
            <text:p>2729497</text:p>
          </table:table-cell>
          <table:table-cell table:style-name="ce1" office:value-type="float" office:value="2764889">
            <text:p>2764889</text:p>
          </table:table-cell>
          <table:table-cell table:style-name="ce1" office:value-type="float" office:value="527390">
            <text:p>527390</text:p>
          </table:table-cell>
          <table:table-cell table:style-name="ce1" office:value-type="float" office:value="535989">
            <text:p>535989</text:p>
          </table:table-cell>
          <table:table-cell table:style-name="ce1" office:value-type="float" office:value="306775">
            <text:p>306775</text:p>
          </table:table-cell>
          <table:table-cell table:style-name="ce1" office:value-type="float" office:value="327764">
            <text:p>327764</text:p>
          </table:table-cell>
        </table:table-row>
        <table:table-row table:style-name="ro3">
          <table:table-cell table:style-name="ce1" office:value-type="string">
            <text:p>400x400</text:p>
          </table:table-cell>
          <table:table-cell table:style-name="ce1" office:value-type="float" office:value="9728805">
            <text:p>9728805</text:p>
          </table:table-cell>
          <table:table-cell table:style-name="ce1" office:value-type="float" office:value="10113148">
            <text:p>10113148</text:p>
          </table:table-cell>
          <table:table-cell table:style-name="ce1" office:value-type="float" office:value="1728549">
            <text:p>1728549</text:p>
          </table:table-cell>
          <table:table-cell table:style-name="ce1" office:value-type="float" office:value="1833756">
            <text:p>1833756</text:p>
          </table:table-cell>
          <table:table-cell table:style-name="ce1" office:value-type="float" office:value="1012518">
            <text:p>1012518</text:p>
          </table:table-cell>
          <table:table-cell table:style-name="ce1" office:value-type="float" office:value="1079558">
            <text:p>1079558</text:p>
          </table:table-cell>
        </table:table-row>
        <table:table-row table:style-name="ro3">
          <table:table-cell table:style-name="ce1" office:value-type="string">
            <text:p>600x600</text:p>
          </table:table-cell>
          <table:table-cell table:style-name="ce1" office:value-type="float" office:value="21530442">
            <text:p>21530442</text:p>
          </table:table-cell>
          <table:table-cell table:style-name="ce1" office:value-type="float" office:value="21363675">
            <text:p>21363675</text:p>
          </table:table-cell>
          <table:table-cell table:style-name="ce1" office:value-type="float" office:value="3874989">
            <text:p>3874989</text:p>
          </table:table-cell>
          <table:table-cell table:style-name="ce1" office:value-type="float" office:value="3837229">
            <text:p>3837229</text:p>
          </table:table-cell>
          <table:table-cell table:style-name="ce1" office:value-type="float" office:value="2047039">
            <text:p>2047039</text:p>
          </table:table-cell>
          <table:table-cell table:style-name="ce1" office:value-type="float" office:value="2212619">
            <text:p>2212619</text:p>
          </table:table-cell>
        </table:table-row>
        <table:table-row table:style-name="ro3">
          <table:table-cell table:style-name="ce1" office:value-type="string">
            <text:p>800x800</text:p>
          </table:table-cell>
          <table:table-cell table:style-name="ce1" office:value-type="float" office:value="37178520">
            <text:p>37178520</text:p>
          </table:table-cell>
          <table:table-cell table:style-name="ce1" office:value-type="float" office:value="37283377">
            <text:p>37283377</text:p>
          </table:table-cell>
          <table:table-cell table:style-name="ce1" office:value-type="float" office:value="6460623">
            <text:p>6460623</text:p>
          </table:table-cell>
          <table:table-cell table:style-name="ce1" office:value-type="float" office:value="6397630">
            <text:p>6397630</text:p>
          </table:table-cell>
          <table:table-cell table:style-name="ce1" office:value-type="float" office:value="3348215">
            <text:p>3348215</text:p>
          </table:table-cell>
          <table:table-cell table:style-name="ce1" office:value-type="float" office:value="3695146">
            <text:p>3695146</text:p>
          </table:table-cell>
        </table:table-row>
        <table:table-row table:style-name="ro3">
          <table:table-cell table:style-name="ce1" office:value-type="string">
            <text:p>1000x1000</text:p>
          </table:table-cell>
          <table:table-cell table:style-name="ce1" office:value-type="float" office:value="57520696">
            <text:p>57520696</text:p>
          </table:table-cell>
          <table:table-cell table:style-name="ce1" office:value-type="float" office:value="57853210">
            <text:p>57853210</text:p>
          </table:table-cell>
          <table:table-cell table:style-name="ce1" office:value-type="float" office:value="9676018">
            <text:p>9676018</text:p>
          </table:table-cell>
          <table:table-cell table:style-name="ce1" office:value-type="float" office:value="9755479">
            <text:p>9755479</text:p>
          </table:table-cell>
          <table:table-cell table:style-name="ce1" office:value-type="float" office:value="5081901">
            <text:p>5081901</text:p>
          </table:table-cell>
          <table:table-cell table:style-name="ce1" office:value-type="float" office:value="5444086">
            <text:p>5444086</text:p>
          </table:table-cell>
        </table:table-row>
        <table:table-row table:style-name="ro3">
          <table:table-cell table:style-name="ce1" office:value-type="string">
            <text:p>1200x1200</text:p>
          </table:table-cell>
          <table:table-cell table:style-name="ce1" office:value-type="float" office:value="89234413">
            <text:p>89234413</text:p>
          </table:table-cell>
          <table:table-cell table:style-name="ce1" office:value-type="float" office:value="89309913">
            <text:p>89309913</text:p>
          </table:table-cell>
          <table:table-cell table:style-name="ce1" office:value-type="float" office:value="21029744">
            <text:p>21029744</text:p>
          </table:table-cell>
          <table:table-cell table:style-name="ce1" office:value-type="float" office:value="21239865">
            <text:p>21239865</text:p>
          </table:table-cell>
          <table:table-cell table:style-name="ce1" office:value-type="float" office:value="11255414">
            <text:p>11255414</text:p>
          </table:table-cell>
          <table:table-cell table:style-name="ce1" office:value-type="float" office:value="11581731">
            <text:p>11581731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5">
          <table:table-cell table:style-name="ce1"/>
          <table:table-cell table:style-name="ce1" office:value-type="string">
            <text:p>C sin Opt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  <table:table-cell table:style-name="ce1" office:value-type="string">
            <text:p>asm</text:p>
          </table:table-cell>
        </table:table-row>
        <table:table-row table:style-name="ro3">
          <table:table-cell table:style-name="ce1" office:value-type="string">
            <text:p>200x200</text:p>
          </table:table-cell>
          <table:table-cell table:style-name="ce1" office:value-type="float" office:value="1066583168">
            <text:p>1066583168</text:p>
          </table:table-cell>
          <table:table-cell table:style-name="ce1" office:value-type="float" office:value="312757187">
            <text:p>312757187</text:p>
          </table:table-cell>
          <table:table-cell table:style-name="ce1" office:value-type="float" office:value="527390">
            <text:p>527390</text:p>
          </table:table-cell>
          <table:table-cell table:style-name="ce1" office:value-type="float" office:value="8944387">
            <text:p>8944387</text:p>
          </table:table-cell>
          <table:table-cell table:style-name="ce1" office:value-type="float" office:value="2628665">
            <text:p>2628665</text:p>
          </table:table-cell>
          <table:table-cell table:style-name="ce1" office:value-type="float" office:value="2944957">
            <text:p>2944957</text:p>
          </table:table-cell>
        </table:table-row>
        <table:table-row table:style-name="ro3">
          <table:table-cell table:style-name="ce1" office:value-type="string">
            <text:p>400x400</text:p>
          </table:table-cell>
          <table:table-cell table:style-name="ce1" office:value-type="float" office:value="4798229439">
            <text:p>4798229439</text:p>
          </table:table-cell>
          <table:table-cell table:style-name="ce1" office:value-type="float" office:value="2496324897">
            <text:p>2496324897</text:p>
          </table:table-cell>
          <table:table-cell table:style-name="ce1" office:value-type="float" office:value="1728549">
            <text:p>1728549</text:p>
          </table:table-cell>
          <table:table-cell table:style-name="ce1" office:value-type="float" office:value="526629684">
            <text:p>526629684</text:p>
          </table:table-cell>
          <table:table-cell table:style-name="ce1" office:value-type="float" office:value="10241195">
            <text:p>10241195</text:p>
          </table:table-cell>
          <table:table-cell table:style-name="ce1" office:value-type="float" office:value="5734020">
            <text:p>5734020</text:p>
          </table:table-cell>
        </table:table-row>
        <table:table-row table:style-name="ro3">
          <table:table-cell table:style-name="ce1" office:value-type="string">
            <text:p>600x600</text:p>
          </table:table-cell>
          <table:table-cell table:style-name="ce1" office:value-type="float" office:value="49532447009">
            <text:p>49532447009</text:p>
          </table:table-cell>
          <table:table-cell table:style-name="ce1" office:value-type="float" office:value="2169123939">
            <text:p>2169123939</text:p>
          </table:table-cell>
          <table:table-cell table:style-name="ce1" office:value-type="float" office:value="3874989">
            <text:p>3874989</text:p>
          </table:table-cell>
          <table:table-cell table:style-name="ce1" office:value-type="float" office:value="382721130">
            <text:p>382721130</text:p>
          </table:table-cell>
          <table:table-cell table:style-name="ce1" office:value-type="float" office:value="113924724">
            <text:p>113924724</text:p>
          </table:table-cell>
          <table:table-cell table:style-name="ce1" office:value-type="float" office:value="42362058">
            <text:p>42362058</text:p>
          </table:table-cell>
        </table:table-row>
        <table:table-row table:style-name="ro3">
          <table:table-cell table:style-name="ce1" office:value-type="string">
            <text:p>800x800</text:p>
          </table:table-cell>
          <table:table-cell table:style-name="ce1" office:value-type="float" office:value="4854821363">
            <text:p>4854821363</text:p>
          </table:table-cell>
          <table:table-cell table:style-name="ce1" office:value-type="float" office:value="21998235583">
            <text:p>21998235583</text:p>
          </table:table-cell>
          <table:table-cell table:style-name="ce1" office:value-type="float" office:value="6460623">
            <text:p>6460623</text:p>
          </table:table-cell>
          <table:table-cell table:style-name="ce1" office:value-type="float" office:value="1114968649">
            <text:p>1114968649</text:p>
          </table:table-cell>
          <table:table-cell table:style-name="ce1" office:value-type="float" office:value="151831740">
            <text:p>151831740</text:p>
          </table:table-cell>
          <table:table-cell table:style-name="ce1" office:value-type="float" office:value="290750710">
            <text:p>290750710</text:p>
          </table:table-cell>
        </table:table-row>
        <table:table-row table:style-name="ro3">
          <table:table-cell table:style-name="ce1" office:value-type="string">
            <text:p>1000x1000</text:p>
          </table:table-cell>
          <table:table-cell table:style-name="ce1" office:value-type="float" office:value="2902872211">
            <text:p>2902872211</text:p>
          </table:table-cell>
          <table:table-cell table:style-name="ce1" office:value-type="float" office:value="13022296624">
            <text:p>13022296624</text:p>
          </table:table-cell>
          <table:table-cell table:style-name="ce1" office:value-type="float" office:value="9676018">
            <text:p>9676018</text:p>
          </table:table-cell>
          <table:table-cell table:style-name="ce1" office:value-type="float" office:value="2279484948">
            <text:p>2279484948</text:p>
          </table:table-cell>
          <table:table-cell table:style-name="ce1" office:value-type="float" office:value="125382512">
            <text:p>125382512</text:p>
          </table:table-cell>
          <table:table-cell table:style-name="ce1" office:value-type="float" office:value="98839567">
            <text:p>98839567</text:p>
          </table:table-cell>
        </table:table-row>
        <table:table-row table:style-name="ro3">
          <table:table-cell table:style-name="ce1" office:value-type="string">
            <text:p>1200x1200</text:p>
          </table:table-cell>
          <table:table-cell table:style-name="ce1" office:value-type="float" office:value="66720757231">
            <text:p>66720757231</text:p>
          </table:table-cell>
          <table:table-cell table:style-name="ce1" office:value-type="float" office:value="49261666410">
            <text:p>49261666410</text:p>
          </table:table-cell>
          <table:table-cell table:style-name="ce1" office:value-type="float" office:value="21029744">
            <text:p>21029744</text:p>
          </table:table-cell>
          <table:table-cell table:style-name="ce1" office:value-type="float" office:value="16499071316">
            <text:p>16499071316</text:p>
          </table:table-cell>
          <table:table-cell table:style-name="ce1" office:value-type="float" office:value="260583386">
            <text:p>260583386</text:p>
          </table:table-cell>
          <table:table-cell table:style-name="ce1" office:value-type="float" office:value="1432202914">
            <text:p>1432202914</text:p>
          </table:table-cell>
        </table:table-row>
        <table:table-row table:style-name="ro3">
          <table:table-cell table:style-name="ce1" table:number-columns-repeated="7"/>
        </table:table-row>
        <table:table-row table:style-name="ro5">
          <table:table-cell table:style-name="ce1"/>
          <table:table-cell table:style-name="ce1" office:value-type="string">
            <text:p>C sin Opt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  <table:table-cell table:style-name="ce1" office:value-type="string">
            <text:p>asm</text:p>
          </table:table-cell>
        </table:table-row>
        <table:table-row table:style-name="ro3">
          <table:table-cell table:style-name="ce1" office:value-type="string">
            <text:p>200x200</text:p>
          </table:table-cell>
          <table:table-cell table:style-name="ce1" table:formula="of:=ROUNDUP(  SQRT([.B11]))" office:value-type="float" office:value="32659">
            <text:p>32659</text:p>
          </table:table-cell>
          <table:table-cell table:style-name="ce1" table:formula="of:=ROUNDUP(  SQRT([.C11]))" office:value-type="float" office:value="17685">
            <text:p>17685</text:p>
          </table:table-cell>
          <table:table-cell table:style-name="ce1" table:formula="of:=ROUNDUP(  SQRT([.D11]))" office:value-type="float" office:value="727">
            <text:p>727</text:p>
          </table:table-cell>
          <table:table-cell table:style-name="ce1" table:formula="of:=ROUNDUP(  SQRT([.E11]))" office:value-type="float" office:value="2991">
            <text:p>2991</text:p>
          </table:table-cell>
          <table:table-cell table:style-name="ce1" table:formula="of:=ROUNDUP(  SQRT([.F11]))" office:value-type="float" office:value="1622">
            <text:p>1622</text:p>
          </table:table-cell>
          <table:table-cell table:style-name="ce1" table:formula="of:=ROUNDUP(  SQRT([.G11]))" office:value-type="float" office:value="1717">
            <text:p>1717</text:p>
          </table:table-cell>
        </table:table-row>
        <table:table-row table:style-name="ro3">
          <table:table-cell table:style-name="ce1" office:value-type="string">
            <text:p>400x400</text:p>
          </table:table-cell>
          <table:table-cell table:style-name="ce1" table:formula="of:=ROUNDUP(  SQRT([.B12]))" office:value-type="float" office:value="69270">
            <text:p>69270</text:p>
          </table:table-cell>
          <table:table-cell table:style-name="ce1" table:formula="of:=ROUNDUP(  SQRT([.C12]))" office:value-type="float" office:value="49964">
            <text:p>49964</text:p>
          </table:table-cell>
          <table:table-cell table:style-name="ce1" table:formula="of:=ROUNDUP(  SQRT([.D12]))" office:value-type="float" office:value="1315">
            <text:p>1315</text:p>
          </table:table-cell>
          <table:table-cell table:style-name="ce1" table:formula="of:=ROUNDUP(  SQRT([.E12]))" office:value-type="float" office:value="22949">
            <text:p>22949</text:p>
          </table:table-cell>
          <table:table-cell table:style-name="ce1" table:formula="of:=ROUNDUP(  SQRT([.F12]))" office:value-type="float" office:value="3201">
            <text:p>3201</text:p>
          </table:table-cell>
          <table:table-cell table:style-name="ce1" table:formula="of:=ROUNDUP(  SQRT([.G12]))" office:value-type="float" office:value="2395">
            <text:p>2395</text:p>
          </table:table-cell>
        </table:table-row>
        <table:table-row table:style-name="ro3">
          <table:table-cell table:style-name="ce1" office:value-type="string">
            <text:p>600x600</text:p>
          </table:table-cell>
          <table:table-cell table:style-name="ce1" table:formula="of:=ROUNDUP(  SQRT([.B13]))" office:value-type="float" office:value="222559">
            <text:p>222559</text:p>
          </table:table-cell>
          <table:table-cell table:style-name="ce1" table:formula="of:=ROUNDUP(  SQRT([.C13]))" office:value-type="float" office:value="46574">
            <text:p>46574</text:p>
          </table:table-cell>
          <table:table-cell table:style-name="ce1" table:formula="of:=ROUNDUP(  SQRT([.D13]))" office:value-type="float" office:value="1969">
            <text:p>1969</text:p>
          </table:table-cell>
          <table:table-cell table:style-name="ce1" table:formula="of:=ROUNDUP(  SQRT([.E13]))" office:value-type="float" office:value="19564">
            <text:p>19564</text:p>
          </table:table-cell>
          <table:table-cell table:style-name="ce1" table:formula="of:=ROUNDUP(  SQRT([.F13]))" office:value-type="float" office:value="10674">
            <text:p>10674</text:p>
          </table:table-cell>
          <table:table-cell table:style-name="ce1" table:formula="of:=ROUNDUP(  SQRT([.G13]))" office:value-type="float" office:value="6509">
            <text:p>6509</text:p>
          </table:table-cell>
        </table:table-row>
        <table:table-row table:style-name="ro3">
          <table:table-cell table:style-name="ce1" office:value-type="string">
            <text:p>800x800</text:p>
          </table:table-cell>
          <table:table-cell table:style-name="ce1" table:formula="of:=ROUNDUP(  SQRT([.B14]))" office:value-type="float" office:value="69677">
            <text:p>69677</text:p>
          </table:table-cell>
          <table:table-cell table:style-name="ce1" table:formula="of:=ROUNDUP(  SQRT([.C14]))" office:value-type="float" office:value="148319">
            <text:p>148319</text:p>
          </table:table-cell>
          <table:table-cell table:style-name="ce1" table:formula="of:=ROUNDUP(  SQRT([.D14]))" office:value-type="float" office:value="2542">
            <text:p>2542</text:p>
          </table:table-cell>
          <table:table-cell table:style-name="ce1" table:formula="of:=ROUNDUP(  SQRT([.E14]))" office:value-type="float" office:value="33392">
            <text:p>33392</text:p>
          </table:table-cell>
          <table:table-cell table:style-name="ce1" table:formula="of:=ROUNDUP(  SQRT([.F14]))" office:value-type="float" office:value="12323">
            <text:p>12323</text:p>
          </table:table-cell>
          <table:table-cell table:style-name="ce1" table:formula="of:=ROUNDUP(  SQRT([.G14]))" office:value-type="float" office:value="17052">
            <text:p>17052</text:p>
          </table:table-cell>
        </table:table-row>
        <table:table-row table:style-name="ro3">
          <table:table-cell table:style-name="ce1" office:value-type="string">
            <text:p>1000x1000</text:p>
          </table:table-cell>
          <table:table-cell table:style-name="ce1" table:formula="of:=ROUNDUP(  SQRT([.B15]))" office:value-type="float" office:value="53879">
            <text:p>53879</text:p>
          </table:table-cell>
          <table:table-cell table:style-name="ce1" table:formula="of:=ROUNDUP(  SQRT([.C15]))" office:value-type="float" office:value="114116">
            <text:p>114116</text:p>
          </table:table-cell>
          <table:table-cell table:style-name="ce1" table:formula="of:=ROUNDUP(  SQRT([.D15]))" office:value-type="float" office:value="3111">
            <text:p>3111</text:p>
          </table:table-cell>
          <table:table-cell table:style-name="ce1" table:formula="of:=ROUNDUP(  SQRT([.E15]))" office:value-type="float" office:value="47744">
            <text:p>47744</text:p>
          </table:table-cell>
          <table:table-cell table:style-name="ce1" table:formula="of:=ROUNDUP(  SQRT([.F15]))" office:value-type="float" office:value="11198">
            <text:p>11198</text:p>
          </table:table-cell>
          <table:table-cell table:style-name="ce1" table:formula="of:=ROUNDUP(  SQRT([.G15]))" office:value-type="float" office:value="9942">
            <text:p>9942</text:p>
          </table:table-cell>
        </table:table-row>
        <table:table-row table:style-name="ro3">
          <table:table-cell table:style-name="ce1" office:value-type="string">
            <text:p>1200x1200</text:p>
          </table:table-cell>
          <table:table-cell table:style-name="ce1" table:formula="of:=ROUNDUP(  SQRT([.B16]))" office:value-type="float" office:value="258304">
            <text:p>258304</text:p>
          </table:table-cell>
          <table:table-cell table:style-name="ce1" table:formula="of:=ROUNDUP(  SQRT([.C16]))" office:value-type="float" office:value="221950">
            <text:p>221950</text:p>
          </table:table-cell>
          <table:table-cell table:style-name="ce1" table:formula="of:=ROUNDUP(  SQRT([.D16]))" office:value-type="float" office:value="4586">
            <text:p>4586</text:p>
          </table:table-cell>
          <table:table-cell table:style-name="ce1" table:formula="of:=ROUNDUP(  SQRT([.E16]))" office:value-type="float" office:value="128449">
            <text:p>128449</text:p>
          </table:table-cell>
          <table:table-cell table:style-name="ce1" table:formula="of:=ROUNDUP(  SQRT([.F16]))" office:value-type="float" office:value="16143">
            <text:p>16143</text:p>
          </table:table-cell>
          <table:table-cell table:style-name="ce1" table:formula="of:=ROUNDUP(  SQRT([.G16]))" office:value-type="float" office:value="37845">
            <text:p>37845</text:p>
          </table:table-cell>
        </table:table-row>
        <table:table-row table:style-name="ro3">
          <table:table-cell table:style-name="ce2" table:number-columns-repeated="7"/>
        </table:table-row>
        <table:table-row table:style-name="ro3">
          <table:table-cell table:number-columns-repeated="2"/>
          <table:table-cell table:style-name="ce3"/>
          <table:table-cell table:number-columns-repeated="4"/>
        </table:table-row>
        <table:table-row table:style-name="ro3" table:number-rows-repeated="104854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0:57:06</meta:creation-date>
    <dc:date>2014-09-30T13:42:37</dc:date>
    <meta:editing-duration>PT19M16S</meta:editing-duration>
    <meta:editing-cycles>4</meta:editing-cycles>
    <meta:generator>LibreOffice/3.5$Linux_X86_64 LibreOffice_project/350m1$Build-2</meta:generator>
    <meta:document-statistic meta:table-count="3" meta:cell-count="14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983cm" svg:height="12.014cm" xlink:href=".." xlink:type="simple" chart:class="chart:bar" chart:style-name="ch1">
        <chart:title svg:x="9.572cm" svg:y="0.376cm" chart:style-name="ch2">
          <text:p>Filtro Cropflip</text:p>
        </chart:title>
        <chart:subtitle svg:x="10.497cm" svg:y="1.395cm" chart:style-name="ch3">
          <text:p>Lena</text:p>
        </chart:subtitle>
        <chart:legend chart:legend-position="end" svg:x="19.773cm" svg:y="4.463cm" style:legend-expansion="high" chart:style-name="ch4"/>
        <chart:plot-area chart:style-name="ch5" table:cell-range-address="Hoja1.A2:Hoja1.G8 Hoja1.B1:Hoja1.G1" chart:data-source-has-labels="both" svg:x="1.45cm" svg:y="2.558cm" svg:width="17.445cm" svg:height="8.235cm">
          <chartooo:coordinate-region svg:x="3.368cm" svg:y="2.758cm" svg:width="15.527cm" svg:height="7.388cm"/>
          <chart:axis chart:dimension="x" chart:name="primary-x" chart:style-name="ch6" chartooo:axis-type="auto">
            <chartooo:date-scale/>
            <chart:title svg:x="6.874cm" svg:y="11.033cm" chart:style-name="ch7">
              <text:p>Tamaño de la imagen (Pixels Ancho x Altura)</text:p>
            </chart:title>
            <chart:categories table:cell-range-address="Hoja1.A2:Hoja1.A8"/>
          </chart:axis>
          <chart:axis chart:dimension="y" chart:name="primary-y" chart:style-name="ch8">
            <chart:title svg:x="0.451cm" svg:y="9.127cm" chart:style-name="ch9">
              <text:p>Tiempo de procesamiento (Ticks)</text:p>
            </chart:title>
            <chart:grid chart:style-name="ch10" chart:class="major"/>
          </chart:axis>
          <chart:series chart:style-name="ch11" chart:values-cell-range-address="Hoja1.B2:Hoja1.B8" chart:label-cell-address="Hoja1.B1:Hoja1.B1" chart:class="chart:bar">
            <chart:data-point chart:repeated="7"/>
          </chart:series>
          <chart:series chart:style-name="ch12" chart:values-cell-range-address="Hoja1.C2:Hoja1.C8" chart:label-cell-address="Hoja1.C1:Hoja1.C1" chart:class="chart:bar">
            <chart:data-point chart:repeated="7"/>
          </chart:series>
          <chart:series chart:style-name="ch13" chart:values-cell-range-address="Hoja1.D2:Hoja1.D8" chart:label-cell-address="Hoja1.D1:Hoja1.D1" chart:class="chart:bar">
            <chart:data-point chart:repeated="7"/>
          </chart:series>
          <chart:series chart:style-name="ch14" chart:values-cell-range-address="Hoja1.E2:Hoja1.E8" chart:label-cell-address="Hoja1.E1:Hoja1.E1" chart:class="chart:bar">
            <chart:data-point chart:repeated="7"/>
          </chart:series>
          <chart:series chart:style-name="ch15" chart:values-cell-range-address="Hoja1.F2:Hoja1.F8" chart:label-cell-address="Hoja1.F1:Hoja1.F1" chart:class="chart:bar">
            <chart:data-point chart:repeated="7"/>
          </chart:series>
          <chart:series chart:style-name="ch16" chart:values-cell-range-address="Hoja1.G2:Hoja1.G8" chart:label-cell-address="Hoja1.G1:Hoja1.G1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sin Opt</text:p>
                <draw:g>
                  <svg:desc>Hoja1.B1:Hoja1.B1</svg:desc>
                </draw:g>
              </table:table-cell>
              <table:table-cell office:value-type="string">
                <text:p>O0</text:p>
                <draw:g>
                  <svg:desc>Hoja1.C1:Hoja1.C1</svg:desc>
                </draw:g>
              </table:table-cell>
              <table:table-cell office:value-type="string">
                <text:p>O1</text:p>
                <draw:g>
                  <svg:desc>Hoja1.D1:Hoja1.D1</svg:desc>
                </draw:g>
              </table:table-cell>
              <table:table-cell office:value-type="string">
                <text:p>O2</text:p>
                <draw:g>
                  <svg:desc>Hoja1.E1:Hoja1.E1</svg:desc>
                </draw:g>
              </table:table-cell>
              <table:table-cell office:value-type="string">
                <text:p>O3</text:p>
                <draw:g>
                  <svg:desc>Hoja1.F1:Hoja1.F1</svg:desc>
                </draw:g>
              </table:table-cell>
              <table:table-cell office:value-type="string">
                <text:p>asm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x200</text:p>
                <draw:g>
                  <svg:desc>Hoja1.A2:Hoja1.A8</svg:desc>
                </draw:g>
              </table:table-cell>
              <table:table-cell office:value-type="float" office:value="2729497">
                <text:p>2729497</text:p>
                <draw:g>
                  <svg:desc>Hoja1.B2:Hoja1.B8</svg:desc>
                </draw:g>
              </table:table-cell>
              <table:table-cell office:value-type="float" office:value="2764889">
                <text:p>2764889</text:p>
                <draw:g>
                  <svg:desc>Hoja1.C2:Hoja1.C8</svg:desc>
                </draw:g>
              </table:table-cell>
              <table:table-cell office:value-type="float" office:value="527390">
                <text:p>527390</text:p>
                <draw:g>
                  <svg:desc>Hoja1.D2:Hoja1.D8</svg:desc>
                </draw:g>
              </table:table-cell>
              <table:table-cell office:value-type="float" office:value="535989">
                <text:p>535989</text:p>
                <draw:g>
                  <svg:desc>Hoja1.E2:Hoja1.E8</svg:desc>
                </draw:g>
              </table:table-cell>
              <table:table-cell office:value-type="float" office:value="306775">
                <text:p>306775</text:p>
                <draw:g>
                  <svg:desc>Hoja1.F2:Hoja1.F8</svg:desc>
                </draw:g>
              </table:table-cell>
              <table:table-cell office:value-type="float" office:value="327764">
                <text:p>327764</text:p>
                <draw:g>
                  <svg:desc>Hoja1.G2:Hoja1.G8</svg:desc>
                </draw:g>
              </table:table-cell>
            </table:table-row>
            <table:table-row>
              <table:table-cell office:value-type="string">
                <text:p>400x400</text:p>
              </table:table-cell>
              <table:table-cell office:value-type="float" office:value="9728805">
                <text:p>9728805</text:p>
              </table:table-cell>
              <table:table-cell office:value-type="float" office:value="10113148">
                <text:p>10113148</text:p>
              </table:table-cell>
              <table:table-cell office:value-type="float" office:value="1728549">
                <text:p>1728549</text:p>
              </table:table-cell>
              <table:table-cell office:value-type="float" office:value="1833756">
                <text:p>1833756</text:p>
              </table:table-cell>
              <table:table-cell office:value-type="float" office:value="1012518">
                <text:p>1012518</text:p>
              </table:table-cell>
              <table:table-cell office:value-type="float" office:value="1079558">
                <text:p>1079558</text:p>
              </table:table-cell>
            </table:table-row>
            <table:table-row>
              <table:table-cell office:value-type="string">
                <text:p>600x600</text:p>
              </table:table-cell>
              <table:table-cell office:value-type="float" office:value="21530442">
                <text:p>21530442</text:p>
              </table:table-cell>
              <table:table-cell office:value-type="float" office:value="21363675">
                <text:p>21363675</text:p>
              </table:table-cell>
              <table:table-cell office:value-type="float" office:value="3874989">
                <text:p>3874989</text:p>
              </table:table-cell>
              <table:table-cell office:value-type="float" office:value="3837229">
                <text:p>3837229</text:p>
              </table:table-cell>
              <table:table-cell office:value-type="float" office:value="2047039">
                <text:p>2047039</text:p>
              </table:table-cell>
              <table:table-cell office:value-type="float" office:value="2212619">
                <text:p>2212619</text:p>
              </table:table-cell>
            </table:table-row>
            <table:table-row>
              <table:table-cell office:value-type="string">
                <text:p>800x800</text:p>
              </table:table-cell>
              <table:table-cell office:value-type="float" office:value="37178520">
                <text:p>37178520</text:p>
              </table:table-cell>
              <table:table-cell office:value-type="float" office:value="37283377">
                <text:p>37283377</text:p>
              </table:table-cell>
              <table:table-cell office:value-type="float" office:value="6460623">
                <text:p>6460623</text:p>
              </table:table-cell>
              <table:table-cell office:value-type="float" office:value="6397630">
                <text:p>6397630</text:p>
              </table:table-cell>
              <table:table-cell office:value-type="float" office:value="3348215">
                <text:p>3348215</text:p>
              </table:table-cell>
              <table:table-cell office:value-type="float" office:value="3695146">
                <text:p>3695146</text:p>
              </table:table-cell>
            </table:table-row>
            <table:table-row>
              <table:table-cell office:value-type="string">
                <text:p>1000x1000</text:p>
              </table:table-cell>
              <table:table-cell office:value-type="float" office:value="57520696">
                <text:p>57520696</text:p>
              </table:table-cell>
              <table:table-cell office:value-type="float" office:value="57853210">
                <text:p>57853210</text:p>
              </table:table-cell>
              <table:table-cell office:value-type="float" office:value="9676018">
                <text:p>9676018</text:p>
              </table:table-cell>
              <table:table-cell office:value-type="float" office:value="9755479">
                <text:p>9755479</text:p>
              </table:table-cell>
              <table:table-cell office:value-type="float" office:value="5081901">
                <text:p>5081901</text:p>
              </table:table-cell>
              <table:table-cell office:value-type="float" office:value="5444086">
                <text:p>5444086</text:p>
              </table:table-cell>
            </table:table-row>
            <table:table-row>
              <table:table-cell office:value-type="string">
                <text:p>1200x1200</text:p>
              </table:table-cell>
              <table:table-cell office:value-type="float" office:value="89234413">
                <text:p>89234413</text:p>
              </table:table-cell>
              <table:table-cell office:value-type="float" office:value="89309913">
                <text:p>89309913</text:p>
              </table:table-cell>
              <table:table-cell office:value-type="float" office:value="21029744">
                <text:p>21029744</text:p>
              </table:table-cell>
              <table:table-cell office:value-type="float" office:value="21239865">
                <text:p>21239865</text:p>
              </table:table-cell>
              <table:table-cell office:value-type="float" office:value="11255414">
                <text:p>11255414</text:p>
              </table:table-cell>
              <table:table-cell office:value-type="float" office:value="11581731">
                <text:p>11581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